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paragraph-properties style:line-height-at-least="0.503cm"/>
      <style:text-properties fo:color="#000000" fo:background-color="transparent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officeooo:paragraph-rsid="00112db1" fo:background-color="transparent"/>
    </style:style>
    <style:style style:name="P6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officeooo:paragraph-rsid="00112db1" fo:background-color="#000000"/>
    </style:style>
    <style:style style:name="P7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4d4d4"/>
    </style:style>
    <style:style style:name="T6" style:family="text">
      <style:text-properties fo:color="#dcdcaa"/>
    </style:style>
    <style:style style:name="T7" style:family="text">
      <style:text-properties fo:color="#b5cea8"/>
    </style:style>
    <style:style style:name="T8" style:family="text">
      <style:text-properties fo:color="#7ca668"/>
    </style:style>
    <style:style style:name="T9" style:family="text">
      <style:text-properties fo:color="#c586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-- PHP y HTML</text:p>
      <text:p text:style-name="P1">Es un lenguaje interpretado y flexible que permite programar con gran rapidez</text:p>
      <text:p text:style-name="P1">En el desarrollo web es habitual utilizar PHP incrustado dentro de ficheros HTML.</text:p>
      <text:p text:style-name="P3"/>
      <text:p text:style-name="P1">Al solicitar la página al servidor web el servidor procesa los bloques PHP</text:p>
      <text:p text:style-name="P1">y los sustituye por su salida.</text:p>
      <text:p text:style-name="P1">Los ficheros PHP deben tener una extensión .PHP </text:p>
      <text:p text:style-name="P1">--&gt;</text:p>
      <text:p text:style-name="P3"/>
      <text:p text:style-name="P1">&lt;!DOCTYPE html&gt;</text:p>
      <text:p text:style-name="P1">&lt;html lang="en"&gt;</text:p>
      <text:p text:style-name="P1">&lt;head&gt;</text:p>
      <text:p text:style-name="P1">&lt;meta charset="UTF-8"&gt;</text:p>
      <text:p text:style-name="P1">&lt;meta name="viewport" content="width=device-width, initial-scale=1.0"&gt;</text:p>
      <text:p text:style-name="P1">&lt;title&gt;Ejemplo 1 cambio web&lt;/title&gt;</text:p>
      <text:p text:style-name="P1">&lt;/head&gt;</text:p>
      <text:p text:style-name="P1">&lt;body&gt;</text:p>
      <text:p text:style-name="P1">&lt;h1&gt;</text:p>
      <text:p text:style-name="P1">&lt;!-- Abrir bloque de PHP --&gt;</text:p>
      <text:p text:style-name="P1">&lt;?php </text:p>
      <text:p text:style-name="P1">$saludo = "Hola Mundo";</text:p>
      <text:p text:style-name="P1">echo $saludo; </text:p>
      <text:p text:style-name="P1">?&gt;</text:p>
      <text:p text:style-name="P1">&lt;!-- Cerrar bloque de PHP --&gt;</text:p>
      <text:p text:style-name="P1">&lt;/h1&gt;</text:p>
      <text:p text:style-name="P1">&lt;/body&gt;</text:p>
      <text:p text:style-name="P1">&lt;/html&gt;</text:p>
      <text:p text:style-name="P1">&lt;?php</text:p>
      <text:p text:style-name="P3"/>
      <text:p text:style-name="P1">/* Sintaxis básica</text:p>
      <text:p text:style-name="P1">Cuando un fichero contiene solo PHP (puro) se recomienda no cerrar </text:p>
      <text:p text:style-name="P1">la etiqueta del último bloque. Puede dar problemas si la respuesta del</text:p>
      <text:p text:style-name="P1">servidor involucra varios ficheros.</text:p>
      <text:p text:style-name="P1">Las sentencias en PHP acaban en ;*/</text:p>
      <text:p text:style-name="P3"/>
      <text:p text:style-name="P1">phpinfo();</text:p>
      <text:p text:style-name="P1">&lt;?php</text:p>
      <text:p text:style-name="P1">/*</text:p>
      <text:p text:style-name="P1">PHP es un lenguaje no fuertemente tipado:</text:p>
      <text:p text:style-name="P1">no es necesario declarar el tipo de dato al declarar una variable.</text:p>
      <text:p text:style-name="P1">Las variables no se declaran, se crean la primera vez que se les asigna un valor</text:p>
      <text:p text:style-name="P1">El tipo de dato depende del valor con el que se inicialicen.</text:p>
      <text:p text:style-name="P1">Ventajas: agiliza la escritura de programas.</text:p>
      <text:p text:style-name="P1">Inconvenientes: puede dar lugar a un código de baja calidad </text:p>
      <text:p text:style-name="P1">Nosotros usaremos el standar de codificación de Zend:</text:p>
      <text:p text:style-name="P1">Variables con estilo "$camelCase".</text:p>
      <text:p text:style-name="P1">Las concatenaciones con espacios a ambos lados del punto.</text:p>
      <text:p text:style-name="P1">*/</text:p>
      <text:p text:style-name="P3"/>
      <text:p text:style-name="P1">// La información se muestra con echo y print</text:p>
      <text:p text:style-name="P1">$variable = 5 ;</text:p>
      <text:p text:style-name="P1"><text:soft-page-break/>echo 'Nuestra variable vale: ' . $variable . '&lt;br&gt;'; //Con puntos</text:p>
      <text:p text:style-name="P1">print 'Nuestra variable vale: ' . $variable . '&lt;br&gt;';//Con puntos</text:p>
      <text:p text:style-name="P1">echo 'Nuestra variable vale: ' , $variable , '&lt;br&gt;&lt;hr&gt;'; //Con comas</text:p>
      <text:p text:style-name="P7"/>
      <text:p text:style-name="P1">//Tipos de datos básicos: entero, flotante, booleano, cadena</text:p>
      <text:p text:style-name="P1">$anInteger = 3;</text:p>
      <text:p text:style-name="P1">$aFloat = 3.1416;</text:p>
      <text:p text:style-name="P1">$aString = "Hola ";</text:p>
      <text:p text:style-name="P1">$anotherString = 'mundo';</text:p>
      <text:p text:style-name="P1">$aBoolean = true; // recomendación Zend, en minúsculas.</text:p>
      <text:p text:style-name="P1">$anotherBoolean = false;</text:p>
      <text:p text:style-name="P1">print($aString . $anotherString . '&lt;hr&gt;');</text:p>
      <text:p text:style-name="P1">echo gettype($aString) . '&lt;hr&gt;';</text:p>
      <text:p text:style-name="P7"/>
      <text:p text:style-name="P1">//podemos usar texto con comillas simples y dobles.</text:p>
      <text:p text:style-name="P1">//más habitual las simples y dejamos las dobles para el html</text:p>
      <text:p text:style-name="P1">//sin embargo las dobles permiten embeber variables en cadenas de texto:</text:p>
      <text:p text:style-name="P1">echo "Un numero entero es $anInteger &lt;br&gt;";</text:p>
      <text:p text:style-name="P1">echo 'Un numero entero es $anInteger &lt;br&gt;';</text:p>
      <text:p text:style-name="P7"/>
      <text:p text:style-name="P1">// ojo!! echo no muestra los "false".</text:p>
      <text:p text:style-name="P1">echo 'Una variable booleana cierta se imprime como ' . $aBoolean . ' y la otra como ' . $anotherBoolean;</text:p>
      <text:p text:style-name="P7"/>
      <text:p text:style-name="P1">/*</text:p>
      <text:p text:style-name="P1">Variables no inicializadas</text:p>
      <text:p text:style-name="P1">Al usar una variable no inicializada se genera el error E_NOTICE</text:p>
      <text:p text:style-name="P1">Pero no se interrumpe la ejecución del script</text:p>
      <text:p text:style-name="P1">Si una variable no incializada aparece dentro de una expresión</text:p>
      <text:p text:style-name="P1">-&gt; La expresión se calcula tomando el valor por defecto para ese tipo de dato</text:p>
      <text:p text:style-name="P1">*/</text:p>
      <text:p text:style-name="P1">$var1 = 100;</text:p>
      <text:p text:style-name="P1">$var3 = 100 + $var2; //var2 no existe, se toma como 0</text:p>
      <text:p text:style-name="P1">echo "&lt;br&gt; $var3 &lt;br&gt;";</text:p>
      <text:p text:style-name="P3"/>
      <text:p text:style-name="P1">isset($var1); //True si existe</text:p>
      <text:p text:style-name="P1">empty($var1); //True si no existe o su valor es 0 o ""</text:p>
      <text:p text:style-name="P1">&lt;?php</text:p>
      <text:p text:style-name="P3"/>
      <text:p text:style-name="P1">//Definir una constate</text:p>
      <text:p text:style-name="P1">define ("MAXSIZE", 100);</text:p>
      <text:p text:style-name="P1">echo MAXSIZE;</text:p>
      <text:p text:style-name="P3"/>
      <text:p text:style-name="P1">//Otra forma </text:p>
      <text:p text:style-name="P1">const CONSTANTE = "Hola Mundo";</text:p>
      <text:p text:style-name="P1">echo CONSTANTE;</text:p>
      <text:p text:style-name="P3"/>
      <text:p text:style-name="P3"><text:soft-page-break/></text:p>
      <text:p text:style-name="P1">//La asignación se realiza por copia</text:p>
      <text:p text:style-name="P1">//Las variables representan posiciones de memoria diferentes</text:p>
      <text:p text:style-name="P1">$a = "Hola";</text:p>
      <text:p text:style-name="P1">$b = $a; //asignación por copia</text:p>
      <text:p text:style-name="P3"/>
      <text:p text:style-name="P1">//Para definir una referencia</text:p>
      <text:p text:style-name="P1">$var1 = 100;</text:p>
      <text:p text:style-name="P1">$var2 = &amp;$var1; //asignación por referencia </text:p>
      <text:p text:style-name="P1">echo "$var2&lt;br&gt;";</text:p>
      <text:p text:style-name="P1">$var2 = 300;</text:p>
      <text:p text:style-name="P1">echo "$var1&lt;br&gt;";</text:p>
      <text:p text:style-name="P2"/>
      <text:p text:style-name="P1">&lt;?php</text:p>
      <text:p text:style-name="P3"/>
      <text:p text:style-name="P1">// NÚMEROS</text:p>
      <text:p text:style-name="P1">echo PHP_INT_SIZE.'&lt;br&gt;';</text:p>
      <text:p text:style-name="P1">echo PHP_INT_MIN.'&lt;br&gt;';</text:p>
      <text:p text:style-name="P1">echo PHP_INT_MAX.'&lt;br&gt;';</text:p>
      <text:p text:style-name="P3"/>
      <text:p text:style-name="P1">$a = 0b100; //binario</text:p>
      <text:p text:style-name="P1">$a = 0100; //octal</text:p>
      <text:p text:style-name="P1">$a = 0x100; //hexadecimal</text:p>
      <text:p text:style-name="P1">$a = 3/2; //La división entre enteros no da problemas</text:p>
      <text:p text:style-name="P1">echo $a.'&lt;br&gt;';</text:p>
      <text:p text:style-name="P3"/>
      <text:p text:style-name="P1">/* La conversión entre integer y float es automática</text:p>
      <text:p text:style-name="P1">Si se recibe float cuando se espera un integer -&gt; se trunca</text:p>
      <text:p text:style-name="P1">Si al realiza una operación con un entero tiene deciamales -&gt; se convierte a float</text:p>
      <text:p text:style-name="P1">También se pueden utilizar los operadores de conversión</text:p>
      <text:p text:style-name="P1">*/</text:p>
      <text:p text:style-name="P1">$b = 7.5;</text:p>
      <text:p text:style-name="P1">$a = (int) $b; //casting a int</text:p>
      <text:p text:style-name="P3"/>
      <text:p text:style-name="P1">//CADENAS</text:p>
      <text:p text:style-name="P1">$var = "Paco";</text:p>
      <text:p text:style-name="P1">$a = "Hola $var &lt;br&gt;"; //comillas mágicas las variables se sustituyen</text:p>
      <text:p text:style-name="P1">$b = 'Hola $var';</text:p>
      <text:p text:style-name="P1">echo $a;</text:p>
      <text:p text:style-name="P1">echo $b;</text:p>
      <text:p text:style-name="P3"/>
      <text:p text:style-name="P1">//Otros tipos de datos</text:p>
      <text:p text:style-name="P1">//array: colecciones de elementos</text:p>
      <text:p text:style-name="P1">//object: para la programación orientada a objetos</text:p>
      <text:p text:style-name="P1">//callable: tipo de datos para expresar las funciones de callback (funciones que se pasan a otras funciones)</text:p>
      <text:p text:style-name="P1">//null: variable inicializada a null o variable no inicializada</text:p>
      <text:p text:style-name="P1">//resource: representa recursos externos, como una conexión a una BD</text:p>
      <text:p text:style-name="P1">&lt;?php</text:p>
      <text:p text:style-name="P1">/*</text:p>
      <text:p text:style-name="P1">* Las estructuras de control son muy similares a Java</text:p>
      <text:p text:style-name="P1"><text:soft-page-break/>*/</text:p>
      <text:p text:style-name="P3"/>
      <text:p text:style-name="P1">$var = 3;</text:p>
      <text:p text:style-name="P1">if ( $var &lt; 0 ) echo "Es menor que cero";</text:p>
      <text:p text:style-name="P7"/>
      <text:p text:style-name="P1">if ( $var &gt; 0) {</text:p>
      <text:p text:style-name="P1">echo "Es mayor que cero";</text:p>
      <text:p text:style-name="P1">} else {</text:p>
      <text:p text:style-name="P1">echo "Es menor o igual que cero";</text:p>
      <text:p text:style-name="P1">}</text:p>
      <text:p text:style-name="P3"/>
      <text:p text:style-name="P1">$var = 3;</text:p>
      <text:p text:style-name="P1">if ( $var == 1) {</text:p>
      <text:p text:style-name="P1">echo "Es un uno";</text:p>
      <text:p text:style-name="P1">} elseif ( $var == 2) {</text:p>
      <text:p text:style-name="P1">echo "Es un dos";</text:p>
      <text:p text:style-name="P1">} elseif ($var == 3) {</text:p>
      <text:p text:style-name="P1">echo "Es un tres";</text:p>
      <text:p text:style-name="P1">} else {</text:p>
      <text:p text:style-name="P1">echo "No es uno, ni dos, ni tres"; </text:p>
      <text:p text:style-name="P1">}</text:p>
      <text:p text:style-name="P7"/>
      <text:p text:style-name="P1">// Si no hay un break al final de un case, la ejecución continua con el siguiente</text:p>
      <text:p text:style-name="P1">$var = 3;</text:p>
      <text:p text:style-name="P1">switch ( $var ) {</text:p>
      <text:p text:style-name="P1">case 1:</text:p>
      <text:p text:style-name="P1">echo "Es un uno";</text:p>
      <text:p text:style-name="P1">break;</text:p>
      <text:p text:style-name="P1">case 2:</text:p>
      <text:p text:style-name="P1">echo "Es un dos";</text:p>
      <text:p text:style-name="P1">break;</text:p>
      <text:p text:style-name="P1">case 3:</text:p>
      <text:p text:style-name="P1">echo "Es un tres";</text:p>
      <text:p text:style-name="P1">break;</text:p>
      <text:p text:style-name="P1">default: </text:p>
      <text:p text:style-name="P1">echo "No es uno, ni dos, ni tres"; </text:p>
      <text:p text:style-name="P1">}</text:p>
      <text:p text:style-name="P4">&lt;?php</text:p>
      <text:p text:style-name="P3"/>
      <text:p text:style-name="P1">for ( $i = 0; i &lt; 5; $i = $i + 1) {</text:p>
      <text:p text:style-name="P1">echo "$i &lt;br&gt;";</text:p>
      <text:p text:style-name="P1">}</text:p>
      <text:p text:style-name="P3"/>
      <text:p text:style-name="P1">$i = 0;</text:p>
      <text:p text:style-name="P1">while ($i &lt; 5) {</text:p>
      <text:p text:style-name="P1">echo "$i &lt;br&gt;";</text:p>
      <text:p text:style-name="P1">$i = $i + 1; </text:p>
      <text:p text:style-name="P1">}</text:p>
      <text:p text:style-name="P3"><text:soft-page-break/></text:p>
      <text:p text:style-name="P1">$i = 0;</text:p>
      <text:p text:style-name="P1">do {</text:p>
      <text:p text:style-name="P1">echo "$i &lt;br&gt;";</text:p>
      <text:p text:style-name="P1">$i = $i + 1; </text:p>
      <text:p text:style-name="P1">} while ($i &lt; 5);</text:p>
      <text:p text:style-name="P3"/>
      <text:p text:style-name="P1">// Sentencia break: sirve para salir de un bucle</text:p>
      <text:p text:style-name="P1">$i = 0;</text:p>
      <text:p text:style-name="P1">while ($i &lt; 5) {</text:p>
      <text:p text:style-name="P1">echo "$i &lt;br&gt;";</text:p>
      <text:p text:style-name="P1">$i++; </text:p>
      <text:p text:style-name="P1">if ( $i == 2) {</text:p>
      <text:p text:style-name="P1">break;</text:p>
      <text:p text:style-name="P1">}</text:p>
      <text:p text:style-name="P1">}</text:p>
      <text:p text:style-name="P3"/>
      <text:p text:style-name="P1">//Sentencia continue: fuerza una nueva iteración del bucle</text:p>
      <text:p text:style-name="P1">for ( $i = 0; $i &lt; 5; $i++) {</text:p>
      <text:p text:style-name="P1">if ( $i == 2) {</text:p>
      <text:p text:style-name="P1">continue;</text:p>
      <text:p text:style-name="P1">}</text:p>
      <text:p text:style-name="P1">echo "$i &lt;br&gt;";</text:p>
      <text:p text:style-name="P1">}</text:p>
      <text:p text:style-name="P3"/>
      <text:p text:style-name="P1">//Es posible incluir otros ficheros utilizando las sentencias include y require</text:p>
      <text:p text:style-name="P1">// include "mifichero.php"</text:p>
      <text:p text:style-name="P1">// require "mifichero.php": para la ejecución si no encuentra el fichero</text:p>
      <text:p text:style-name="P4"><text:line-break/></text:p>
      <text:p text:style-name="P4">&lt;!DOCTYPE html&gt;</text:p>
      <text:p text:style-name="P1">&lt;html&gt;</text:p>
      <text:p text:style-name="P1">&lt;head&gt;</text:p>
      <text:p text:style-name="P1">&lt;meta charset="UTF-8"&gt;</text:p>
      <text:p text:style-name="P1">&lt;title&gt;ejemplo&lt;/title&gt;</text:p>
      <text:p text:style-name="P1">&lt;/head&gt;</text:p>
      <text:p text:style-name="P1">&lt;/head&gt;</text:p>
      <text:p text:style-name="P1">&lt;body&gt;</text:p>
      <text:p text:style-name="P1">&lt;?php</text:p>
      <text:p text:style-name="P1">define('SIZE', 10);</text:p>
      <text:p text:style-name="P1">echo "&lt;table border=1&gt;";</text:p>
      <text:p text:style-name="P3"/>
      <text:p text:style-name="P1">$number = 1;</text:p>
      <text:p text:style-name="P1">for ($row = 1; $row &lt;= SIZE; $row++) {</text:p>
      <text:p text:style-name="P1">if ($row % 2 == 0)</text:p>
      <text:p text:style-name="P1">echo "&lt;tr bgcolor = gainsboro&gt;";</text:p>
      <text:p text:style-name="P1">else</text:p>
      <text:p text:style-name="P1">echo "&lt;tr&gt;";</text:p>
      <text:p text:style-name="P1">for ($column = 1; $column &lt;= SIZE; $column++) {</text:p>
      <text:p text:style-name="P1"><text:soft-page-break/>echo "&lt;td&gt;", $number, "&lt;/td&gt;";</text:p>
      <text:p text:style-name="P1">$number = $number + 1;</text:p>
      <text:p text:style-name="P1">}</text:p>
      <text:p text:style-name="P1">echo "&lt;/tr&gt;";</text:p>
      <text:p text:style-name="P1">}</text:p>
      <text:p text:style-name="P1">echo "&lt;/table&gt;";</text:p>
      <text:p text:style-name="P1">?&gt;</text:p>
      <text:p text:style-name="P1">&lt;/body&gt;</text:p>
      <text:p text:style-name="P1">&lt;/html&gt;</text:p>
      <text:p text:style-name="P4">&lt;?php</text:p>
      <text:p text:style-name="P3"/>
      <text:p text:style-name="P1">/*</text:p>
      <text:p text:style-name="P1">* El tipo array unifica todas las estructuras de datos (vectores, listas o diccionario)</text:p>
      <text:p text:style-name="P1">* Los elementos de un array se identifican por una clave que puede ser un entero o una cadena</text:p>
      <text:p text:style-name="P1">* El orden está determinado por la inserción</text:p>
      <text:p text:style-name="P1">*/</text:p>
      <text:p text:style-name="P3"/>
      <text:p text:style-name="P1">//las cuatro sentencias son equivalentes</text:p>
      <text:p text:style-name="P1">$frutas = ['manzana', 'naranja', 'uva'];</text:p>
      <text:p text:style-name="P1">$frutas = array('manzana', 'naranja', 'uva');</text:p>
      <text:p text:style-name="P1">$frutas = [0 =&gt; 'manzana', 1 =&gt; 'naranja', 2 =&gt; 'uva'];</text:p>
      <text:p text:style-name="P1">$frutas = array(0 =&gt; 'manzana', 1 =&gt; 'naranja', 2 =&gt; 'uva');</text:p>
      <text:p text:style-name="P7"/>
      <text:p text:style-name="P1">//Podemos combinar tipos de datos</text:p>
      <text:p text:style-name="P1">$array = [2, 'naranja', 3.1416];</text:p>
      <text:p text:style-name="P1">echo "Me gustan la $array[2]";</text:p>
      <text:p text:style-name="P3"/>
      <text:p text:style-name="P1">//Añadir elementos</text:p>
      <text:p text:style-name="P1">$frutas[] = 'manzana'; // si fruta está vacío, posición 0</text:p>
      <text:p text:style-name="P1">$frutas[] = 'naranja'; // ahora posición 1</text:p>
      <text:p text:style-name="P1">$frutas[2] = 'uva'; //ahora posición 2 porque lo ponemos, o cualquier otra.</text:p>
      <text:p text:style-name="P3"/>
      <text:p text:style-name="P1">//Quitar elementos</text:p>
      <text:p text:style-name="P1">//unset($frutas[0]);</text:p>
      <text:p text:style-name="P3"/>
      <text:p text:style-name="P1">//Recorrer un array</text:p>
      <text:p text:style-name="P1">echo 'Prueba foreach&lt;br&gt;';</text:p>
      <text:p text:style-name="P1">foreach ($frutas as $fruta){</text:p>
      <text:p text:style-name="P1">echo $fruta . '&lt;br&gt;';</text:p>
      <text:p text:style-name="P1">}</text:p>
      <text:p text:style-name="P1">echo 'Prueba foreach clave - valor&lt;br&gt;';</text:p>
      <text:p text:style-name="P1">foreach ($frutas as $clave =&gt; $fruta){</text:p>
      <text:p text:style-name="P1">echo $clave . ": " . $fruta . '&lt;br&gt;';</text:p>
      <text:p text:style-name="P1">}</text:p>
      <text:p text:style-name="P7"/>
      <text:p text:style-name="P1">//Ejemplo de un array sin claves</text:p>
      <text:p text:style-name="P1">$arr = array ( 10, 20, 30, 40);</text:p>
      <text:p text:style-name="P1"><text:soft-page-break/>print_r($arr);</text:p>
      <text:p text:style-name="P1">echo "&lt;br&gt;";</text:p>
      <text:p text:style-name="P1">$arr[] = 5;</text:p>
      <text:p text:style-name="P1">print_r($arr);</text:p>
      <text:p text:style-name="P1">echo "&lt;br&gt;";</text:p>
      <text:p text:style-name="P1">$arr[10] = 6;</text:p>
      <text:p text:style-name="P1">$arr[] = 5;</text:p>
      <text:p text:style-name="P1">print_r($arr);</text:p>
      <text:p text:style-name="P1">echo "&lt;br&gt;";</text:p>
      <text:p text:style-name="P3"/>
      <text:p text:style-name="P1">/*</text:p>
      <text:p text:style-name="P1">* Array asociactivo</text:p>
      <text:p text:style-name="P1">* Se usan las claves para referenciar cada valor</text:p>
      <text:p text:style-name="P1">*/</text:p>
      <text:p text:style-name="P1">$alumno = array (</text:p>
      <text:p text:style-name="P1">'id' =&gt; 5,</text:p>
      <text:p text:style-name="P1">'nombre' =&gt; 'Manuel',</text:p>
      <text:p text:style-name="P1">'apellido' =&gt; 'García López',</text:p>
      <text:p text:style-name="P1">'edad' =&gt; 23</text:p>
      <text:p text:style-name="P1">);</text:p>
      <text:p text:style-name="P1">$alumno['sexo'] = "V"; //y podemos añadir elementos</text:p>
      <text:p text:style-name="P1">print_r($alumno);</text:p>
      <text:p text:style-name="P3"/>
      <text:p text:style-name="P1">//Otro ejemplo</text:p>
      <text:p text:style-name="P1">$arr1 = [</text:p>
      <text:p text:style-name="P1">0 =&gt; 444,</text:p>
      <text:p text:style-name="P1">1 =&gt; 222,</text:p>
      <text:p text:style-name="P1">2 =&gt; 333</text:p>
      <text:p text:style-name="P1">];</text:p>
      <text:p text:style-name="P1">print_r($arr1);</text:p>
      <text:p text:style-name="P1">echo "&lt;br&gt;"."pos 0: ".$arr1[0]."&lt;br&gt;";</text:p>
      <text:p text:style-name="P1">$arr1[0] = 555;</text:p>
      <text:p text:style-name="P1">print_r($arr1);</text:p>
      <text:p text:style-name="P1">echo "&lt;br&gt;";</text:p>
      <text:p text:style-name="P3"/>
      <text:p text:style-name="P1">$arr2 = array (</text:p>
      <text:p text:style-name="P1">"1111A" =&gt; "Marta Lopez Vela",</text:p>
      <text:p text:style-name="P1">"1112A" =&gt; "Luis Perez Tovar",</text:p>
      <text:p text:style-name="P1">"1113A" =&gt; "Elena Molina Garzarán" </text:p>
      <text:p text:style-name="P1">);</text:p>
      <text:p text:style-name="P1">$arr2["1113A"] = "Elena Molina Gonzalvo"; </text:p>
      <text:p text:style-name="P3"/>
      <text:p text:style-name="P1">//Recorrer el array</text:p>
      <text:p text:style-name="P1">foreach ($arr2 as $nombre) {</text:p>
      <text:p text:style-name="P1">echo "$nombre &lt;br&gt;";</text:p>
      <text:p text:style-name="P1">}</text:p>
      <text:p text:style-name="P3"/>
      <text:p text:style-name="P1">foreach ($arr2 as $codigo =&gt; $nombre) {</text:p>
      <text:p text:style-name="P1">echo "Código: $codigo Nombre: $nombre &lt;br&gt;";</text:p>
      <text:p text:style-name="P1">}</text:p>
      <text:p text:style-name="P3"/>
      <text:p text:style-name="P1"><text:soft-page-break/>//Modificar el array dentro de un bucle</text:p>
      <text:p text:style-name="P1">foreach ($arr1 as &amp;$cantidad) {</text:p>
      <text:p text:style-name="P1">$cantidad = $cantidad * 2;</text:p>
      <text:p text:style-name="P1">}</text:p>
      <text:p text:style-name="P1">print_r($arr1);</text:p>
      <text:p text:style-name="P3"/>
      <text:p text:style-name="P1">//Arrays multidimensionales</text:p>
      <text:p text:style-name="P1">$filas = [</text:p>
      <text:p text:style-name="P1">0 =&gt; [11, 12],</text:p>
      <text:p text:style-name="P1">1 =&gt; [21, 22],</text:p>
      <text:p text:style-name="P1">3 =&gt; [31, 32]</text:p>
      <text:p text:style-name="P1">];</text:p>
      <text:p text:style-name="P1">echo "&lt;br&gt;Multi:".$filas[0][0];</text:p>
      <text:p text:style-name="P1">print_r($filas[0]);</text:p>
      <text:p text:style-name="P4"/>
      <text:p text:style-name="P4">&lt;!DOCTYPE html&gt;</text:p>
      <text:p text:style-name="P1">&lt;html&gt;&lt;head&gt;</text:p>
      <text:p text:style-name="P1">&lt;meta charset="UTF-8"&gt;</text:p>
      <text:p text:style-name="P1">&lt;title&gt;Ejemplo sobre el uso de arrays&lt;/title&gt;</text:p>
      <text:p text:style-name="P1">&lt;/head&gt;&lt;body&gt;</text:p>
      <text:p text:style-name="P1">&lt;?php</text:p>
      <text:p text:style-name="P3"/>
      <text:p text:style-name="P1">echo "Array ordenado inicializado en la declaración &lt;hr&gt;";</text:p>
      <text:p text:style-name="P1">$array1 = [5,"hola", 2.3, true, false, "elemento5"]; // equivalente</text:p>
      <text:p text:style-name="P1">$array1 = array(5,"hola", 2.3, true, false, "elemento5");</text:p>
      <text:p text:style-name="P1">//accedemos a los elementos del array con corchetes y su posición.</text:p>
      <text:p text:style-name="P1">$elemento0 = $array1[2];</text:p>
      <text:p text:style-name="P1">echo "El elemento 1 es $elemento0 y también $array1[0]";</text:p>
      <text:p text:style-name="P1">echo "&lt;hr&gt; Podemos ver el contenido con var_dump o print_r";</text:p>
      <text:p text:style-name="P3"/>
      <text:p text:style-name="P1">echo "&lt;br&gt;";</text:p>
      <text:p text:style-name="P1">var_dump($array1);</text:p>
      <text:p text:style-name="P1">echo "&lt;br&gt;";</text:p>
      <text:p text:style-name="P1">print_r($array1);</text:p>
      <text:p text:style-name="P3"/>
      <text:p text:style-name="P1">echo "&lt;br&gt;&lt;br&gt;Usando la etiqueta html pre";</text:p>
      <text:p text:style-name="P1">echo "&lt;pre&gt;";</text:p>
      <text:p text:style-name="P1">var_dump($array1); </text:p>
      <text:p text:style-name="P1">echo "&lt;/pre&gt;";</text:p>
      <text:p text:style-name="P3"/>
      <text:p text:style-name="P1">echo "&lt;pre&gt;";</text:p>
      <text:p text:style-name="P1">print_r($array1); </text:p>
      <text:p text:style-name="P1">echo "&lt;/pre&gt;";</text:p>
      <text:p text:style-name="P3"/>
      <text:p text:style-name="P1">//la podemos recorrer con el bucle foreach de dos maneras:</text:p>
      <text:p text:style-name="P1">echo "&lt;hr&gt; Recorrido mediante bucle foreach simple &lt;br&gt;";</text:p>
      <text:p text:style-name="P1">foreach ($array1 as $element){</text:p>
      <text:p text:style-name="P1">echo $element . '&lt;br&gt;';</text:p>
      <text:p text:style-name="P1">}</text:p>
      <text:p text:style-name="P1"><text:soft-page-break/>//foreach clave-&gt;elemento</text:p>
      <text:p text:style-name="P1">echo "&lt;hr&gt; Recorrido mediante bucle foreach con posicion-&gt;elemento &lt;br&gt;";</text:p>
      <text:p text:style-name="P1">foreach ($array1 as $position=&gt;$element){</text:p>
      <text:p text:style-name="P1">echo $position . ": " . $element . '&lt;br&gt;';</text:p>
      <text:p text:style-name="P1">}</text:p>
      <text:p text:style-name="P1">?&gt;</text:p>
      <text:p text:style-name="P1">&lt;/body&gt;&lt;/html&gt;</text:p>
      <text:p text:style-name="P4">&lt;!DOCTYPE html&gt;</text:p>
      <text:p text:style-name="P1">&lt;html&gt;&lt;head&gt;</text:p>
      <text:p text:style-name="P1">&lt;meta charset="UTF-8"&gt;</text:p>
      <text:p text:style-name="P1">&lt;title&gt;Ejemplo&lt;/title&gt;</text:p>
      <text:p text:style-name="P1">&lt;/head&gt;&lt;body&gt;</text:p>
      <text:p text:style-name="P1">&lt;?php</text:p>
      <text:p text:style-name="P1">//inicializamos</text:p>
      <text:p text:style-name="P1">// $array1 = array();</text:p>
      <text:p text:style-name="P1">// $array1 = [];</text:p>
      <text:p text:style-name="P1">echo "Array ordenado inicializado elemento por elemento &lt;hr&gt;";</text:p>
      <text:p text:style-name="P1">$array1[]="elemento 0 porque estába vacía";</text:p>
      <text:p text:style-name="P1">$array1[]="elemento 1 supongo";</text:p>
      <text:p text:style-name="P1">$array1[6]="elemento 6 porque lo digo yo";</text:p>
      <text:p text:style-name="P1">$array1[200]="elemento 200 porque lo digo yo tb!";</text:p>
      <text:p text:style-name="P1">$array1[]="elemento 201??? Lo veremos";</text:p>
      <text:p text:style-name="P3"/>
      <text:p text:style-name="P1">//volcamos la variable para estudiarla y depurar nuestro código. </text:p>
      <text:p text:style-name="P1">//Con var_dump</text:p>
      <text:p text:style-name="P1">var_dump($array1);</text:p>
      <text:p text:style-name="P1">//O con print_r</text:p>
      <text:p text:style-name="P1">echo "&lt;pre&gt;";</text:p>
      <text:p text:style-name="P1">print_r($array1); </text:p>
      <text:p text:style-name="P1">echo "&lt;/pre&gt;";</text:p>
      <text:p text:style-name="P3"/>
      <text:p text:style-name="P1">//la podemos recorrer con el bucle foreach de dos maneras:</text:p>
      <text:p text:style-name="P1">echo "&lt;hr&gt; Recorrido mediante bucle foreach simple &lt;br&gt;";</text:p>
      <text:p text:style-name="P1">foreach ($array1 as $element){</text:p>
      <text:p text:style-name="P1">echo $element . '&lt;br&gt;';</text:p>
      <text:p text:style-name="P1">}</text:p>
      <text:p text:style-name="P1">//foreach clave-&gt;elemento</text:p>
      <text:p text:style-name="P1">echo "&lt;hr&gt; Recorrido mediante bucle foreach con posicion-&gt;elemento &lt;br&gt;";</text:p>
      <text:p text:style-name="P1">foreach ($array1 as $position=&gt;$element){</text:p>
      <text:p text:style-name="P1">echo $position . ": " . $element . '&lt;br&gt;';</text:p>
      <text:p text:style-name="P1">}</text:p>
      <text:p text:style-name="P1">?&gt;</text:p>
      <text:p text:style-name="P1">&lt;/body&gt;&lt;/html&gt;</text:p>
      <text:p text:style-name="P5"><text:line-break/>&lt;!DOCTYPE html&gt;</text:p>
      <text:p text:style-name="P1">&lt;html&gt;&lt;head&gt;</text:p>
      <text:p text:style-name="P1">&lt;meta charset="UTF-8"&gt;</text:p>
      <text:p text:style-name="P1">&lt;title&gt;Imprimir datos presonales&lt;/title&gt;</text:p>
      <text:p text:style-name="P1">&lt;/head&gt;&lt;body&gt;</text:p>
      <text:p text:style-name="P1"><text:soft-page-break/>&lt;?php</text:p>
      <text:p text:style-name="P1">//inicializamos</text:p>
      <text:p text:style-name="P1">echo "Array ordenado inicializado en la declaración &lt;hr&gt;";</text:p>
      <text:p text:style-name="P1">$array1 = array (</text:p>
      <text:p text:style-name="P1">'id' =&gt; 5,</text:p>
      <text:p text:style-name="P1">'nombre' =&gt; 'Manuel',</text:p>
      <text:p text:style-name="P1">'apellido' =&gt; 'García López',</text:p>
      <text:p text:style-name="P1">'edad' =&gt; 23</text:p>
      <text:p text:style-name="P1">);</text:p>
      <text:p text:style-name="P7"/>
      <text:p text:style-name="P1">//foreach clave-&gt;elemento</text:p>
      <text:p text:style-name="P1">echo "Recorrido mediante bucle foreach con posicion-&gt;elemento &lt;br&gt;";</text:p>
      <text:p text:style-name="P1">foreach ($array1 as $position=&gt;$element){</text:p>
      <text:p text:style-name="P1">echo $position . ": " . $element . '&lt;br&gt;';</text:p>
      <text:p text:style-name="P1">}</text:p>
      <text:p text:style-name="P1">echo 'añadimos un elemento más y hacemos un volcado: &lt;br&gt;';</text:p>
      <text:p text:style-name="P1">$array1['nacionalidad'] = 'Española';</text:p>
      <text:p text:style-name="P1">var_dump($array1);</text:p>
      <text:p text:style-name="P1">?&gt;</text:p>
      <text:p text:style-name="P1">&lt;/body&gt;&lt;/html&gt;</text:p>
      <text:p text:style-name="P5"/>
      <text:p text:style-name="P5"/>
      <text:p text:style-name="P5">&lt;!DOCTYPE html&gt;</text:p>
      <text:p text:style-name="P1">&lt;html&gt;</text:p>
      <text:p text:style-name="P3"/>
      <text:p text:style-name="P1">&lt;head&gt;</text:p>
      <text:p text:style-name="P1">&lt;meta charset="UTF-8"&gt;</text:p>
      <text:p text:style-name="P1">&lt;title&gt;Repaso de los puntos anteriores&lt;/title&gt;</text:p>
      <text:p text:style-name="P1">&lt;/head&gt;</text:p>
      <text:p text:style-name="P3"/>
      <text:p text:style-name="P1">&lt;body&gt;</text:p>
      <text:p text:style-name="P3"/>
      <text:p text:style-name="P1">&lt;?php</text:p>
      <text:p text:style-name="P3"/>
      <text:p text:style-name="P1">//4 formas de hacer lo mismo exactamente:</text:p>
      <text:p text:style-name="P1">//forma1</text:p>
      <text:p text:style-name="P1">$jugadoresEquipo[] = 'pepe';</text:p>
      <text:p text:style-name="P1">$jugadoresEquipo[] = 'juan';</text:p>
      <text:p text:style-name="P1">//forma2</text:p>
      <text:p text:style-name="P1">$jugadoresEquipo = array('pepe', 'juan');</text:p>
      <text:p text:style-name="P1">//forma3</text:p>
      <text:p text:style-name="P1">$jugadoresEquipo = ['pepe', 'juan'];</text:p>
      <text:p text:style-name="P1">//forma4</text:p>
      <text:p text:style-name="P1">$jugadoresEquipo = [0 =&gt; 'pepe', 1 =&gt; 'juan'];</text:p>
      <text:p text:style-name="P7"/>
      <text:p text:style-name="P1">//inicializamos</text:p>
      <text:p text:style-name="P1"><text:soft-page-break/>echo "Arrays de dos dimensiones &lt;hr&gt;";</text:p>
      <text:p text:style-name="P1">$filas = [</text:p>
      <text:p text:style-name="P1">0 =&gt; [11, 12],</text:p>
      <text:p text:style-name="P1">1 =&gt; [21, 22],</text:p>
      <text:p text:style-name="P1">3 =&gt; [31, 32]</text:p>
      <text:p text:style-name="P1">];</text:p>
      <text:p text:style-name="P3"/>
      <text:p text:style-name="P1">echo '&lt;table border=1px&gt;';</text:p>
      <text:p text:style-name="P1">foreach ($filas as $fila) {</text:p>
      <text:p text:style-name="P1">echo "&lt;tr&gt;";</text:p>
      <text:p text:style-name="P1">foreach ($fila as $celda) {</text:p>
      <text:p text:style-name="P1">echo "&lt;td&gt;$celda&lt;/td&gt;";</text:p>
      <text:p text:style-name="P1">}</text:p>
      <text:p text:style-name="P1">echo "&lt;/tr&gt;";</text:p>
      <text:p text:style-name="P1">}</text:p>
      <text:p text:style-name="P1">echo "&lt;/table&gt;";</text:p>
      <text:p text:style-name="P3"/>
      <text:p text:style-name="P1">$filas = [</text:p>
      <text:p text:style-name="P1">0 =&gt; [11, 12],</text:p>
      <text:p text:style-name="P1">1 =&gt; [21, 22],</text:p>
      <text:p text:style-name="P1">3 =&gt; [31, 32]</text:p>
      <text:p text:style-name="P1">];</text:p>
      <text:p text:style-name="P3"/>
      <text:p text:style-name="P1">echo 'Array doble inicializado en la declaración &lt;hr&gt;';</text:p>
      <text:p text:style-name="P1">$ciudades = array(</text:p>
      <text:p text:style-name="P1">'Madrid' =&gt; array(</text:p>
      <text:p text:style-name="P1">'poblacion' =&gt; 3000000,</text:p>
      <text:p text:style-name="P1">'gentilicio' =&gt; 'Madrileño'</text:p>
      <text:p text:style-name="P1">),</text:p>
      <text:p text:style-name="P1">'Zaragoza' =&gt; array(</text:p>
      <text:p text:style-name="P1">'poblacion' =&gt; 700000,</text:p>
      <text:p text:style-name="P1">'gentilicio' =&gt; 'Zaragozano'</text:p>
      <text:p text:style-name="P1">),</text:p>
      <text:p text:style-name="P1">'Barcelona' =&gt; array(</text:p>
      <text:p text:style-name="P1">'poblacion' =&gt; 3000000,</text:p>
      <text:p text:style-name="P1">'gentilicio' =&gt; 'Barcelonés'</text:p>
      <text:p text:style-name="P1">),</text:p>
      <text:p text:style-name="P1">'Bilbao' =&gt; array(</text:p>
      <text:p text:style-name="P1">'extension' =&gt; 500000,</text:p>
      <text:p text:style-name="P1">'gentilicio' =&gt; 'Bilbaino'</text:p>
      <text:p text:style-name="P1">),</text:p>
      <text:p text:style-name="P1">);</text:p>
      <text:p text:style-name="P1">echo "&lt;br&gt;Multi:" . $ciudades['Madrid']['gentilicio'] . "&lt;br&gt;";</text:p>
      <text:p text:style-name="P1">echo "&lt;br&gt;Multi:" . $ciudades['Bilbao']['extension'] . "&lt;br&gt;";</text:p>
      <text:p text:style-name="P1">echo "&lt;pre&gt;";</text:p>
      <text:p text:style-name="P1">print_r($ciudades);</text:p>
      <text:p text:style-name="P1">echo "&lt;/pre&gt;";</text:p>
      <text:p text:style-name="P1">?&gt;</text:p>
      <text:p text:style-name="P1">&lt;/body&gt;</text:p>
      <text:p text:style-name="P3"/>
      <text:p text:style-name="P1">&lt;/html&gt;</text:p>
      <text:p text:style-name="P5"><text:soft-page-break/>&lt;!DOCTYPE html&gt;</text:p>
      <text:p text:style-name="P1">&lt;html lang="en"&gt;</text:p>
      <text:p text:style-name="P1">&lt;head&gt;</text:p>
      <text:p text:style-name="P1">&lt;meta charset="UTF-8"&gt;</text:p>
      <text:p text:style-name="P1">&lt;meta name="viewport" content="width=device-width, initial-scale=1.0"&gt;</text:p>
      <text:p text:style-name="P1">&lt;title&gt;Document&lt;/title&gt;</text:p>
      <text:p text:style-name="P1">&lt;/head&gt;</text:p>
      <text:p text:style-name="P1">&lt;body&gt;</text:p>
      <text:p text:style-name="P1">&lt;h1&gt;Podemos hacer un var_dump para investigar&lt;/h1&gt;</text:p>
      <text:p text:style-name="P3"/>
      <text:p text:style-name="P1">&lt;?php</text:p>
      <text:p text:style-name="P1">echo "&lt;pre&gt;";</text:p>
      <text:p text:style-name="P1">print_r($_SERVER);</text:p>
      <text:p text:style-name="P1">echo "&lt;/pre&gt;";</text:p>
      <text:p text:style-name="P1">?&gt;</text:p>
      <text:p text:style-name="P1">&lt;h1&gt;Podemos usar foreach&lt;/h1&gt;</text:p>
      <text:p text:style-name="P1">&lt;?php</text:p>
      <text:p text:style-name="P1">foreach ($_SERVER as $key =&gt; $value) {</text:p>
      <text:p text:style-name="P1">echo "&lt;li&gt;$key: $value&lt;/li&gt;";</text:p>
      <text:p text:style-name="P1">}</text:p>
      <text:p text:style-name="P1">?&gt;</text:p>
      <text:p text:style-name="P1">&lt;h1&gt;Y podemos acceder a aquello que buscamos&lt;/h1&gt;</text:p>
      <text:p text:style-name="P1">Fichero: </text:p>
      <text:p text:style-name="P1">&lt;?php</text:p>
      <text:p text:style-name="P1">echo $_SERVER['SCRIPT_FILENAME'];</text:p>
      <text:p text:style-name="P1">?&gt;</text:p>
      <text:p text:style-name="P1">&lt;/body&gt;</text:p>
      <text:p text:style-name="P1">&lt;/html&gt;</text:p>
      <text:p text:style-name="P1"/>
      <text:p text:style-name="P6">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8:34:52.029802292</meta:creation-date>
    <dc:date>2021-09-30T18:47:25.210177293</dc:date>
    <meta:editing-duration>PT2M23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2" meta:paragraph-count="497" meta:word-count="1990" meta:character-count="12123" meta:non-whitespace-character-count="10608"/>
  </office:meta>
</office:document-meta>
</file>